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apple-system" svg:font-family="apple-system, BlinkMacSystemFont, 'segoe ui', Roboto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Noto Sans CJK KR Bold" svg:font-family="'Noto Sans CJK KR Bold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Light" fo:font-size="10pt" fo:language="de" fo:country="DE" officeooo:rsid="00043a88" officeooo:paragraph-rsid="00043a88" style:font-size-asian="10pt" style:font-size-complex="10pt"/>
    </style:style>
    <style:style style:name="P2" style:family="paragraph" style:parent-style-name="Standard">
      <style:text-properties style:font-name="Noto Sans CJK TC Light" fo:font-size="10pt" fo:language="de" fo:country="DE" officeooo:rsid="0008a0ac" officeooo:paragraph-rsid="0009e693" style:font-size-asian="10pt" style:font-size-complex="10pt"/>
    </style:style>
    <style:style style:name="P3" style:family="paragraph" style:parent-style-name="Standard" style:list-style-name="L2">
      <style:text-properties style:font-name="Noto Sans CJK TC Light" fo:font-size="10pt" fo:language="de" fo:country="DE" officeooo:rsid="0005d993" officeooo:paragraph-rsid="0009e693" style:font-size-asian="10pt" style:font-size-complex="10pt"/>
    </style:style>
    <style:style style:name="P4" style:family="paragraph" style:parent-style-name="Standard" style:list-style-name="L1">
      <style:text-properties style:font-name="Noto Sans CJK TC Light" fo:font-size="10pt" fo:language="de" fo:country="DE" officeooo:rsid="0005d993" officeooo:paragraph-rsid="0005d993" style:font-size-asian="10pt" style:font-size-complex="10pt"/>
    </style:style>
    <style:style style:name="P5" style:family="paragraph" style:parent-style-name="Standard">
      <style:text-properties style:font-name="Noto Sans CJK TC Light" fo:font-size="10pt" fo:language="de" fo:country="DE" officeooo:rsid="0009e693" officeooo:paragraph-rsid="0009e693" style:font-size-asian="10pt" style:font-size-complex="10pt"/>
    </style:style>
    <style:style style:name="P6" style:family="paragraph" style:parent-style-name="Standard" style:list-style-name="L1">
      <style:text-properties style:font-name="Noto Sans CJK TC Light" fo:font-size="10pt" fo:language="de" fo:country="DE" officeooo:rsid="00063e71" officeooo:paragraph-rsid="00063e71" style:font-size-asian="10pt" style:font-size-complex="10pt"/>
    </style:style>
    <style:style style:name="P7" style:family="paragraph" style:parent-style-name="Standard" style:list-style-name="L1">
      <style:text-properties style:font-name="Noto Sans CJK TC Light" fo:font-size="10pt" officeooo:paragraph-rsid="00201888" style:font-size-asian="10pt" style:font-size-complex="10pt"/>
    </style:style>
    <style:style style:name="P8" style:family="paragraph" style:parent-style-name="Standard" style:list-style-name="L1">
      <style:text-properties fo:color="#000000" style:font-name="Noto Sans CJK TC Light1" fo:font-size="10pt" fo:language="de" fo:country="DE" fo:font-style="normal" officeooo:rsid="0010ad97" officeooo:paragraph-rsid="0010ad97" style:font-size-asian="10pt" style:font-style-asian="normal" style:font-size-complex="10pt" style:font-style-complex="normal"/>
    </style:style>
    <style:style style:name="P9" style:family="paragraph" style:parent-style-name="Standard" style:list-style-name="L1">
      <style:text-properties fo:color="#000000" style:font-name="Noto Sans CJK TC Light1" fo:font-size="10pt" fo:language="de" fo:country="DE" fo:font-style="normal" officeooo:rsid="00116767" officeooo:paragraph-rsid="00116767" style:font-size-asian="10pt" style:font-style-asian="normal" style:font-size-complex="10pt" style:font-style-complex="normal"/>
    </style:style>
    <style:style style:name="P10" style:family="paragraph" style:parent-style-name="Standard" style:list-style-name="L1">
      <style:text-properties fo:color="#000000" style:font-name="Noto Sans CJK TC Light1" fo:font-size="10pt" fo:language="de" fo:country="DE" fo:font-style="normal" officeooo:rsid="0012b94f" officeooo:paragraph-rsid="0012b94f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000000" style:font-name="Noto Sans CJK TC Light1" fo:font-size="10pt" fo:language="de" fo:country="DE" fo:font-style="normal" officeooo:rsid="0012b94f" officeooo:paragraph-rsid="0012b94f" style:font-size-asian="10pt" style:font-style-asian="normal" style:font-size-complex="10pt" style:font-style-complex="normal"/>
    </style:style>
    <style:style style:name="P12" style:family="paragraph" style:parent-style-name="Standard" style:list-style-name="L1">
      <style:text-properties fo:color="#000000" style:font-name="Noto Sans CJK TC Light1" fo:font-size="10pt" fo:language="de" fo:country="DE" fo:font-style="normal" officeooo:rsid="00139197" officeooo:paragraph-rsid="00139197" style:font-size-asian="10pt" style:font-style-asian="normal" style:font-size-complex="10pt" style:font-style-complex="normal"/>
    </style:style>
    <style:style style:name="P13" style:family="paragraph" style:parent-style-name="Standard" style:list-style-name="L1">
      <style:text-properties fo:color="#000000" style:font-name="Noto Sans CJK TC Light1" fo:font-size="10pt" fo:language="de" fo:country="DE" fo:font-style="normal" officeooo:rsid="00158070" officeooo:paragraph-rsid="00158070" style:font-size-asian="10pt" style:font-style-asian="normal" style:font-size-complex="10pt" style:font-style-complex="normal"/>
    </style:style>
    <style:style style:name="P14" style:family="paragraph" style:parent-style-name="Standard" style:list-style-name="L1">
      <style:text-properties fo:color="#000000" style:font-name="Noto Sans CJK TC Light1" fo:font-size="10pt" fo:language="de" fo:country="DE" fo:font-style="normal" officeooo:rsid="0017f380" officeooo:paragraph-rsid="0017f380" style:font-size-asian="10pt" style:font-style-asian="normal" style:font-size-complex="10pt" style:font-style-complex="normal"/>
    </style:style>
    <style:style style:name="P15" style:family="paragraph" style:parent-style-name="Standard" style:list-style-name="L1">
      <style:text-properties fo:color="#000000" style:font-name="Noto Sans CJK TC Light1" fo:font-size="10pt" fo:language="de" fo:country="DE" fo:font-style="normal" officeooo:rsid="001cd559" officeooo:paragraph-rsid="0027c3ff" style:font-size-asian="10pt" style:font-style-asian="normal" style:font-size-complex="10pt" style:font-style-complex="normal"/>
    </style:style>
    <style:style style:name="P16" style:family="paragraph" style:parent-style-name="Standard" style:list-style-name="L2">
      <style:text-properties fo:font-size="10pt" officeooo:paragraph-rsid="0009e693" style:font-size-asian="10pt" style:font-size-complex="10pt"/>
    </style:style>
    <style:style style:name="P17" style:family="paragraph" style:parent-style-name="Standard" style:list-style-name="L2">
      <style:text-properties fo:font-size="10pt" officeooo:rsid="0009e693" officeooo:paragraph-rsid="001d7303" style:font-size-asian="10pt" style:font-size-complex="10pt"/>
    </style:style>
    <style:style style:name="P18" style:family="paragraph" style:parent-style-name="Standard" style:list-style-name="L1">
      <style:text-properties fo:font-size="10pt" officeooo:paragraph-rsid="0005d993" style:font-size-asian="10pt" style:font-size-complex="10pt"/>
    </style:style>
    <style:style style:name="P19" style:family="paragraph" style:parent-style-name="Standard" style:list-style-name="L1">
      <style:text-properties fo:font-size="10pt" officeooo:rsid="00063e71" officeooo:paragraph-rsid="000af222" style:font-size-asian="10pt" style:font-size-complex="10pt"/>
    </style:style>
    <style:style style:name="P20" style:family="paragraph" style:parent-style-name="Standard" style:list-style-name="L1">
      <style:text-properties fo:font-size="10pt" officeooo:rsid="00063e71" officeooo:paragraph-rsid="00063e71" style:font-size-asian="10pt" style:font-size-complex="10pt"/>
    </style:style>
    <style:style style:name="P21" style:family="paragraph" style:parent-style-name="Standard" style:list-style-name="L1">
      <style:text-properties fo:font-size="10pt" officeooo:rsid="00063e71" officeooo:paragraph-rsid="00116767" style:font-size-asian="10pt" style:font-size-complex="10pt"/>
    </style:style>
    <style:style style:name="P22" style:family="paragraph" style:parent-style-name="Standard" style:list-style-name="L1">
      <style:text-properties fo:font-size="10pt" officeooo:rsid="000e3217" officeooo:paragraph-rsid="000e3217" style:font-size-asian="10pt" style:font-size-complex="10pt"/>
    </style:style>
    <style:style style:name="P23" style:family="paragraph" style:parent-style-name="Standard" style:list-style-name="L3">
      <style:text-properties fo:font-size="10pt" officeooo:rsid="000e3217" officeooo:paragraph-rsid="000e3217" style:font-size-asian="10pt" style:font-size-complex="10pt"/>
    </style:style>
    <style:style style:name="P24" style:family="paragraph" style:parent-style-name="Standard" style:list-style-name="L3">
      <style:text-properties fo:font-size="10pt" officeooo:rsid="000c661d" officeooo:paragraph-rsid="000c661d" style:font-size-asian="10pt" style:font-size-complex="10pt"/>
    </style:style>
    <style:style style:name="P25" style:family="paragraph" style:parent-style-name="Standard" style:list-style-name="L3">
      <style:text-properties fo:font-size="10pt" officeooo:rsid="000c661d" officeooo:paragraph-rsid="000e3217" style:font-size-asian="10pt" style:font-size-complex="10pt"/>
    </style:style>
    <style:style style:name="P26" style:family="paragraph" style:parent-style-name="Standard" style:list-style-name="L3">
      <style:text-properties fo:font-size="10pt" officeooo:paragraph-rsid="000e3217" style:font-size-asian="10pt" style:font-size-complex="10pt"/>
    </style:style>
    <style:style style:name="P27" style:family="paragraph" style:parent-style-name="Standard" style:master-page-name="Standard">
      <style:paragraph-properties style:page-number="auto"/>
      <style:text-properties style:font-name="Noto Sans CJK TC Light" fo:font-size="10pt" fo:language="de" fo:country="DE" officeooo:rsid="00043a88" officeooo:paragraph-rsid="00043a88" style:font-size-asian="10pt" style:font-size-complex="10pt"/>
    </style:style>
    <style:style style:name="T1" style:family="text">
      <style:text-properties officeooo:rsid="0005d993"/>
    </style:style>
    <style:style style:name="T2" style:family="text">
      <style:text-properties style:font-name="Noto Sans CJK TC Light"/>
    </style:style>
    <style:style style:name="T3" style:family="text">
      <style:text-properties style:font-name="Noto Sans CJK TC Light" fo:language="de" fo:country="DE"/>
    </style:style>
    <style:style style:name="T4" style:family="text">
      <style:text-properties style:font-name="Noto Sans CJK TC Light" fo:language="de" fo:country="DE" officeooo:rsid="0005d993"/>
    </style:style>
    <style:style style:name="T5" style:family="text">
      <style:text-properties style:font-name="Noto Sans CJK TC Light" fo:language="de" fo:country="DE" officeooo:rsid="00063e71"/>
    </style:style>
    <style:style style:name="T6" style:family="text">
      <style:text-properties style:font-name="Noto Sans CJK TC Light" fo:language="de" fo:country="DE" officeooo:rsid="00070688"/>
    </style:style>
    <style:style style:name="T7" style:family="text">
      <style:text-properties style:font-name="Noto Sans CJK TC Light" fo:language="de" fo:country="DE" officeooo:rsid="0008a0ac"/>
    </style:style>
    <style:style style:name="T8" style:family="text">
      <style:text-properties style:font-name="Noto Sans CJK TC Light" fo:language="de" fo:country="DE" officeooo:rsid="0009e693"/>
    </style:style>
    <style:style style:name="T9" style:family="text">
      <style:text-properties style:font-name="Noto Sans CJK TC Light" fo:language="de" fo:country="DE" officeooo:rsid="000af222"/>
    </style:style>
    <style:style style:name="T10" style:family="text">
      <style:text-properties style:font-name="Noto Sans CJK TC Light" fo:language="de" fo:country="DE" officeooo:rsid="000c661d"/>
    </style:style>
    <style:style style:name="T11" style:family="text">
      <style:text-properties style:font-name="Noto Sans CJK TC Light" fo:language="de" fo:country="DE" officeooo:rsid="000e3217"/>
    </style:style>
    <style:style style:name="T12" style:family="text">
      <style:text-properties style:font-name="Noto Sans CJK TC Light" fo:language="de" fo:country="DE" officeooo:rsid="001038ee"/>
    </style:style>
    <style:style style:name="T13" style:family="text">
      <style:text-properties style:font-name="Noto Sans CJK TC Light" fo:language="de" fo:country="DE" officeooo:rsid="00116767"/>
    </style:style>
    <style:style style:name="T14" style:family="text">
      <style:text-properties style:font-name="Noto Sans CJK TC Light" fo:language="de" fo:country="DE" fo:font-style="italic" officeooo:rsid="00116767" style:font-style-asian="italic" style:font-style-complex="italic"/>
    </style:style>
    <style:style style:name="T15" style:family="text">
      <style:text-properties style:font-name="Noto Sans CJK TC Light" fo:language="de" fo:country="DE" officeooo:rsid="001cd559"/>
    </style:style>
    <style:style style:name="T16" style:family="text">
      <style:text-properties style:font-name="Noto Sans CJK TC Light" fo:language="de" fo:country="DE" officeooo:rsid="001d7303"/>
    </style:style>
    <style:style style:name="T17" style:family="text">
      <style:text-properties style:font-name="Noto Sans CJK TC Light" fo:language="de" fo:country="DE" officeooo:rsid="0020124a"/>
    </style:style>
    <style:style style:name="T18" style:family="text">
      <style:text-properties style:font-name="Noto Sans CJK TC Light" officeooo:rsid="00063e71"/>
    </style:style>
    <style:style style:name="T19" style:family="text">
      <style:text-properties style:font-name="Noto Sans CJK TC Light" officeooo:rsid="00116767"/>
    </style:style>
    <style:style style:name="T20" style:family="text">
      <style:text-properties style:font-name="Noto Sans CJK TC Light" officeooo:rsid="0010ad97"/>
    </style:style>
    <style:style style:name="T21" style:family="text">
      <style:text-properties style:font-name="Noto Sans CJK TC Light" officeooo:rsid="0012b94f"/>
    </style:style>
    <style:style style:name="T22" style:family="text">
      <style:text-properties style:font-name="Noto Sans CJK TC Light" officeooo:rsid="00139197"/>
    </style:style>
    <style:style style:name="T23" style:family="text">
      <style:text-properties style:font-name="Noto Sans CJK TC Light" officeooo:rsid="001665c4"/>
    </style:style>
    <style:style style:name="T24" style:family="text">
      <style:text-properties style:font-name="Noto Sans CJK TC Light" officeooo:rsid="001cd559"/>
    </style:style>
    <style:style style:name="T25" style:family="text">
      <style:text-properties style:font-name="Noto Sans CJK TC Light" officeooo:rsid="00212aa3"/>
    </style:style>
    <style:style style:name="T26" style:family="text">
      <style:text-properties fo:language="de" fo:country="DE" officeooo:rsid="000ffb5e"/>
    </style:style>
    <style:style style:name="T27" style:family="text">
      <style:text-properties officeooo:rsid="0009e693"/>
    </style:style>
    <style:style style:name="T28" style:family="text">
      <style:text-properties fo:color="#808080" style:font-name="DejaVu Sans Mono" fo:font-style="normal" style:font-style-asian="normal" style:font-style-complex="normal"/>
    </style:style>
    <style:style style:name="T29" style:family="text">
      <style:text-properties fo:color="#808080" style:font-name="DejaVu Sans Mono" fo:font-style="normal" officeooo:rsid="00201888" style:font-style-asian="normal" style:font-style-complex="normal"/>
    </style:style>
    <style:style style:name="T30" style:family="text">
      <style:text-properties fo:color="#000000" fo:language="de" fo:country="DE" fo:font-style="normal" officeooo:rsid="000ffb5e" style:font-style-asian="normal" style:font-style-complex="normal"/>
    </style:style>
    <style:style style:name="T31" style:family="text">
      <style:text-properties fo:color="#000000" fo:language="de" fo:country="DE" fo:font-style="normal" officeooo:rsid="001038ee" style:font-style-asian="normal" style:font-style-complex="normal"/>
    </style:style>
    <style:style style:name="T32" style:family="text">
      <style:text-properties fo:color="#000000" style:font-name="Noto Sans CJK TC Light1" fo:font-style="normal" officeooo:rsid="00201888" style:font-style-asian="normal" style:font-style-complex="normal"/>
    </style:style>
    <style:style style:name="T33" style:family="text">
      <style:text-properties fo:color="#000000" style:font-name="Noto Sans CJK TC Light" fo:font-style="normal" officeooo:rsid="00201888" style:font-style-asian="normal" style:font-style-complex="normal"/>
    </style:style>
    <style:style style:name="T34" style:family="text">
      <style:text-properties officeooo:rsid="0018daa7"/>
    </style:style>
    <style:style style:name="T35" style:family="text">
      <style:text-properties officeooo:rsid="00197680"/>
    </style:style>
    <style:style style:name="T36" style:family="text">
      <style:text-properties officeooo:rsid="001cd559"/>
    </style:style>
    <style:style style:name="T37" style:family="text">
      <style:text-properties officeooo:rsid="0020124a"/>
    </style:style>
    <style:style style:name="T38" style:family="text">
      <style:text-properties officeooo:rsid="0024f932"/>
    </style:style>
    <style:style style:name="T39" style:family="text">
      <style:text-properties officeooo:rsid="002672eb"/>
    </style:style>
    <style:style style:name="T40" style:family="text">
      <style:text-properties officeooo:rsid="0027c3ff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Ziel war es einen Date<text:span text:style-name="T36">n</text:span>strom von News Artikel unbekannter Sprache <text:span text:style-name="T1">und Quelle </text:span>nach einer im <text:span text:style-name="T36">vornherein nicht definierten Anfrage zu filtern. Folgende Schritte waren dazu notwendig.</text:span></text:p>
      <text:p text:style-name="P1"/>
      <text:p text:style-name="P2">Zu den Daten: </text:p>
      <text:list xml:id="list3667476161914158483" text:style-name="L2">
        <text:list-item>
          <text:p text:style-name="P16"><text:span text:style-name="T7">Die News Artike</text:span><text:span text:style-name="T8">l</text:span><text:span text:style-name="T7"> sind in JSON Dateien verpackt und umfassen bereits mehrere Annotationen wie NER</text:span><text:span text:style-name="T8">(Named Entity Recognition)</text:span><text:span text:style-name="T7">, POS(</text:span><text:span text:style-name="T8">P</text:span><text:span text:style-name="T7">art of </text:span><text:span text:style-name="T8">S</text:span><text:span text:style-name="T7">peech), DE</text:span><text:span text:style-name="T8">P (Dependency Parse), Lemmatization </text:span><text:span text:style-name="T7">etc</text:span><text:span text:style-name="T17">.</text:span></text:p>
        </text:list-item>
        <text:list-item>
          <text:p text:style-name="P17"><text:span text:style-name="T3">Größe: 400 GB </text:span></text:p>
        </text:list-item>
        <text:list-item>
          <text:p text:style-name="P17"><text:span text:style-name="T16">Sonstiges: </text:span><text:span text:style-name="T6">650758 </text:span><text:span text:style-name="T3">News Artikel größtenteils englischer Sprache aus verschiedenen Quellen</text:span></text:p>
          <text:p text:style-name="P3"/>
        </text:list-item>
      </text:list>
      <text:p text:style-name="P5">Vorgehensweise:</text:p>
      <text:list xml:id="list7848760336557465628" text:style-name="L1">
        <text:list-item>
          <text:p text:style-name="P4"><text:span text:style-name="T27">Filtern und l</text:span>aden <text:span text:style-name="T27">der</text:span> annotierten Daten <text:span text:style-name="T37">aus</text:span> Elasticsearch.</text:p>
        </text:list-item>
        <text:list-item>
          <text:p text:style-name="P18"><text:span text:style-name="T4">Implementierung eines </text:span><text:span text:style-name="T9">D</text:span><text:span text:style-name="T4">ocument </text:span><text:span text:style-name="T9">S</text:span><text:span text:style-name="T4">imilarity Algorithmus der </text:span><text:span text:style-name="T9">a</text:span><text:span text:style-name="T4">nhand von Wortvektoren </text:span><text:span text:style-name="T5">Ä</text:span><text:span text:style-name="T4">hnlichkeiten zwischen </text:span><text:span text:style-name="T9">der</text:span><text:span text:style-name="T4"> Suchanfrage und </text:span><text:span text:style-name="T5">einem News </text:span><text:span text:style-name="T15">A</text:span><text:span text:style-name="T5">rtikel feststellt.</text:span></text:p>
          <text:list>
            <text:list-item>
              <text:p text:style-name="P6">Erstellen der Wortvektoren</text:p>
              <text:list>
                <text:list-item>
                  <text:p text:style-name="P19"><text:span text:style-name="T3">Artikel au</text:span><text:span text:style-name="T6">s </text:span><text:span text:style-name="T3">Elastic</text:span><text:span text:style-name="T9">search</text:span><text:span text:style-name="T3"> einlesen.</text:span></text:p>
                </text:list-item>
                <text:list-item>
                  <text:p text:style-name="P20"><text:span text:style-name="T6">M</text:span><text:span text:style-name="T3">it dem Standford Parser die Artikel in Sätze trennen.</text:span></text:p>
                </text:list-item>
                <text:list-item>
                  <text:p text:style-name="P22"><text:span text:style-name="T3">Sätze transformieren:</text:span></text:p>
                </text:list-item>
              </text:list>
            </text:list-item>
          </text:list>
        </text:list-item>
      </text:list>
      <text:list xml:id="list1206240105447634272" text:style-name="L3">
        <text:list-item>
          <text:list>
            <text:list-item>
              <text:list>
                <text:list-item>
                  <text:p text:style-name="P24"><text:span text:style-name="T8">Lemmatization </text:span><text:span text:style-name="T3">(Wortstämme bilden)</text:span></text:p>
                </text:list-item>
                <text:list-item>
                  <text:p text:style-name="P25"><text:span text:style-name="T8">Named Entity Recognition </text:span><text:span text:style-name="T11">(Eigennamen erkennen und als einzelnes Wort abbilden e.g. New York → <text:s/>New_York )</text:span></text:p>
                </text:list-item>
                <text:list-item>
                  <text:p text:style-name="P23"><text:span text:style-name="T3">alle Wörter werden in Kleinbuchstaben umgewandelt</text:span></text:p>
                </text:list-item>
                <text:list-item>
                  <text:p text:style-name="P26"><text:span text:style-name="T11">Links werden heraus gefiltert e.g. www.google.de</text:span></text:p>
                </text:list-item>
                <text:list-item>
                  <text:p text:style-name="P23"><text:span text:style-name="T3">Andere sprachliche Konzepte wie Distanzen, Dauer, Geld, Nummern, Prozent und Uhrzeit werden konsolidiert e.g. 5 € → money</text:span></text:p>
                </text:list-item>
              </text:list>
            </text:list-item>
          </text:list>
        </text:list-item>
      </text:list>
      <text:list xml:id="list132447312808500" text:continue-list="list7848760336557465628" text:style-name="L1">
        <text:list-item>
          <text:list>
            <text:list-item>
              <text:list>
                <text:list-item>
                  <text:p text:style-name="P21"><text:span text:style-name="T11">Wortvektoren erstellen: </text:span><text:span text:style-name="T3">Ein </text:span><text:span text:style-name="T17">Fenster(window)</text:span><text:span text:style-name="T3"> mit einer Größe von 9 über die Sätze laufen lassen. Das bedeutet, dass gemäß dem CBOW</text:span><text:span text:style-name="T6">(Continuous Bag of Words)</text:span><text:span text:style-name="T3"> Algorithmus alle Wörter die </text:span><text:span text:style-name="T6">vier</text:span><text:span text:style-name="T3"> </text:span><text:span text:style-name="T6">Positionen</text:span><text:span text:style-name="T3"> nach oder vor dem aktuellen Wort im Satz</text:span><text:span text:style-name="T10"> stehen</text:span><text:span text:style-name="T3">, in einer Matrix vermerkt werden. Diese Matrix heißt Co-Occurrence Matrix </text:span><text:span text:style-name="T6">und gibt an, welche Wörter zusammen in einem Text aufgetreten sind. Das ist nützlich um Rückschlüsse auf den Kontext des Wortes führen zu können. Beispielsweise wird </text:span><text:span text:style-name="T12">"</text:span><text:span text:style-name="T6">Arzt</text:span><text:span text:style-name="T12">"</text:span><text:span text:style-name="T6"> häufig zusammen mit dem Wort </text:span><text:span text:style-name="T12">"</text:span><text:span text:style-name="T6">Krankenhaus</text:span><text:span text:style-name="T12">" </text:span><text:span text:style-name="T6">auftauchen, sie besitzen also einen gemeinsamen Kontext. </text:span><text:span text:style-name="T13">Beipiel für einen Wortvektor: </text:span><text:span text:style-name="T14">metallica: {"fiamma":1," ago":1," concert":1, "billy_eichner":1, "fan":1, "band":1 </text:span><text:span text:style-name="T13">…</text:span></text:p>
                </text:list-item>
                <text:list-item>
                  <text:p text:style-name="P7"><text:span text:style-name="T26">Wortvektoren filtern: Es werden nur die Wörter und deren Vektoren behalten welche folgenden Wortarten entsprechen: <text:s/></text:span><text:span text:style-name="T28">JJ JJR JJS NN NNS NNP NNPS PDT RB RBR RBS RP VB VBD VBG VBN VBP VBZ </text:span><text:span text:style-name="T29">VBG</text:span><text:span text:style-name="T28"> </text:span><text:soft-page-break/><text:span text:style-name="T32">Quelle:</text:span><text:span text:style-name="T29"> </text:span><text:span text:style-name="T33">https://www.ling.upenn.edu/courses/Fall_2003/ling001/penn_treebank_pos.html.</text:span><text:span text:style-name="T28"> </text:span><text:span text:style-name="T30">Dies sind hauptsächlich Verben, Adjektive und Nomen. Die Intention ist, dass Wörter welche nicht in diese Kategorien fallen wie </text:span><text:span text:style-name="T31">"</text:span><text:span text:style-name="T30">t</text:span><text:span text:style-name="T31">o"</text:span><text:span text:style-name="T30"> oder </text:span><text:span text:style-name="T31">"</text:span><text:span text:style-name="T30">an</text:span><text:span text:style-name="T31">d"</text:span><text:span text:style-name="T30"> wenig zum Kontext des Wortes beitragen und somit vernachlässigt werden können. Somit wird auch die Matrix kleiner gehalten, was die Performance steigert.</text:span></text:p>
                </text:list-item>
                <text:list-item>
                  <text:p text:style-name="P8">Die fertige <text:s/><text:span text:style-name="T18">Co-Occurrence Matrix </text:span><text:span text:style-name="T2">mit 463467 Zeilen (entspricht der Anzahl an Wortvektoren) wird nun in einer Avro Datei gespeichert, damit sie bei einem erneuten Programmstart wiederverwendet werden kann.</text:span></text:p>
                </text:list-item>
              </text:list>
            </text:list-item>
            <text:list-item>
              <text:p text:style-name="P8"><text:span text:style-name="T2">Erstellen von Dokument</text:span><text:span text:style-name="T19">v</text:span><text:span text:style-name="T2">ektoren</text:span></text:p>
              <text:list>
                <text:list-item>
                  <text:p text:style-name="P9"><text:span text:style-name="T2">Um nun die Ähnlichkeit zwischen <text:s/>einer Suchanfrage wie "Car crashes in New York" und einem anderen beliebigen Satz heraus zu finden werden </text:span><text:span text:style-name="T20">Dokument</text:span><text:span text:style-name="T2">v</text:span><text:span text:style-name="T20">ektoren </text:span><text:span text:style-name="T2">gebildet. Hierzu </text:span><text:span text:style-name="T22">werden die Anfrage als auch</text:span><text:span text:style-name="T21"> die Sätze abermals transformiert (siehe 2 a 3). Unsere Suchanfrage sieht nach der Transformation so aus: "car crash in new_york". </text:span></text:p>
                </text:list-item>
                <text:list-item>
                  <text:p text:style-name="P10"><text:span text:style-name="T2">Anschließend wird der transformierte Satz in Token zerlegt. Die einzelnen Token(Wörter) </text:span><text:span text:style-name="T22">werden per lookup in der Avro Datei in Wortvektoren überführt. Diese werden dann aufsummiert und das Ergebnis ist ein Vektor welcher einen Satz </text:span><text:span text:style-name="T24">repräsentiert.</text:span></text:p>
                </text:list-item>
              </text:list>
            </text:list-item>
            <text:list-item>
              <text:p text:style-name="P12"><text:span text:style-name="T2">Erreichen der Ähnlichkeit zweier Dokumente</text:span></text:p>
              <text:list>
                <text:list-item>
                  <text:p text:style-name="P12"><text:span text:style-name="T2">Da Dokumentvektoren eine numerische Repräsentation darstellen, können mathematische Methoden anwendet werden, welche die Ähnlichkeit zwischen diesen feststellt.</text:span></text:p>
                </text:list-item>
                <text:list-item>
                  <text:p text:style-name="P13"><text:span text:style-name="T2">Hierzu wird die Cosine </text:span><text:span text:style-name="T25">S</text:span><text:span text:style-name="T2">imilarity implementiert, welche den </text:span><text:span text:style-name="T23">Kosinus des </text:span><text:span text:style-name="T2">eingeschlossenen Winkel</text:span><text:span text:style-name="T23">s</text:span><text:span text:style-name="T2"> der Vektoren errechnet.</text:span><text:span text:style-name="T2"><draw:frame draw:style-name="fr1" draw:name="Object1" text:anchor-type="as-char" svg:y="-0.2445in" svg:width="0.6429in" svg:height="0.401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  </text:list-item>
                <text:list-item>
                  <text:p text:style-name="P14">Da<draw:frame draw:style-name="fr1" draw:name="Object2" text:anchor-type="as-char" svg:y="-0.1484in" svg:width="0.3638in" svg:height="0.19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die Länge des zweiten Vektors repräsentiert und der Term im Nenner steht, werden lange Sätze tendenziell mit einer geringeren Ähnlichkeit bewertet. Dies <text:span text:style-name="T35">ist einerseits sinnvoll</text:span>, da der Zähler ebenfalls von der Länge des Satzes profitiert(soll an dieser Stelle nicht weiter erklärt werden). Andererseits wird die Kernaussage nicht weniger relevant, nur weil viele zusätzliche Informationen <text:span text:style-name="T38">einen Satz länger machen</text:span>. Deshalb haben wir uns dazu entschieden, die Formel folgend abzuändern. <draw:frame draw:style-name="fr1" draw:name="Object3" text:anchor-type="as-char" svg:y="-0.2445in" svg:width="0.7693in" svg:height="0.42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<text:span text:style-name="T34">Somit wurde erreicht, dass die Relevanz des Satzes nicht mehr linear, sondern unter-proportional von der Länge abhängig ist. Damit das Ergebnis wieder zwischen 0 und 1 ist, wurde außerdem normiert.</text:span></text:p>
                </text:list-item>
              </text:list>
            </text:list-item>
          </text:list>
        </text:list-item>
        <text:list-item>
          <text:p text:style-name="P15"><text:soft-page-break/>Anschließend wurde eine Routine entwickelt, welche generisch Anfragen vom Nutzer einliest und zu Testzwecken die Ähnlichkeit zwischen der Anfrage und News Artikeln <text:span text:style-name="T39">aus</text:span> Elasticsearch <text:span text:style-name="T39">bewertet</text:span>. <text:span text:style-name="T40">Mit einem threshold zwischen 0 und 1 können die News nun gefiltert werden. Als sinnvoller Wert hat sich hier 0,75 herausgestellt.</text:span></text:p>
        </text:list-item>
      </text:list>
      <text:p text:style-name="P1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apple-system" svg:font-family="apple-system, BlinkMacSystemFont, 'segoe ui', Roboto, Helvetica, Arial, sans-serif, 'apple color emoji', 'segoe ui emoji', 'segoe ui symbol'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Mono1" svg:font-family="'Liberation Mono'" style:font-family-generic="swiss" style:font-pitch="variable"/>
    <style:font-face style:name="Liberation Sans" svg:font-family="'Liberation Sans'" style:font-family-generic="swiss" style:font-pitch="variable"/>
    <style:font-face style:name="Noto Sans CJK KR Bold" svg:font-family="'Noto Sans CJK KR Bold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1" svg:font-family="'Noto Sans CJK TC Light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2.853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Envelo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9:01.515928492</meta:creation-date>
    <meta:generator>LibreOffice/5.1.6.2$Linux_X86_64 LibreOffice_project/10m0$Build-2</meta:generator>
    <dc:date>2018-02-13T13:24:46.151139554</dc:date>
    <meta:editing-duration>PT1H7S</meta:editing-duration>
    <meta:editing-cycles>17</meta:editing-cycles>
    <meta:document-statistic meta:table-count="0" meta:image-count="0" meta:object-count="3" meta:page-count="3" meta:paragraph-count="29" meta:word-count="665" meta:character-count="4665" meta:non-whitespace-character-count="4047"/>
  </office:meta>
</office:document-meta>
</file>

<file path=Object 1/content.xml><?xml version="1.0" encoding="utf-8"?>
<math xmlns="http://www.w3.org/1998/Math/MathML" display="block">
  <semantics>
    <mfrac>
      <mrow>
        <mi>A</mi>
        <mo stretchy="false">⋅</mo>
        <mi>B</mi>
      </mrow>
      <mrow>
        <mrow>
          <mo fence="true" stretchy="false">‖</mo>
          <mrow>
            <mi>A</mi>
          </mrow>
          <mo fence="true" stretchy="false">‖</mo>
        </mrow>
        <mrow>
          <mo fence="true" stretchy="false">‖</mo>
          <mrow>
            <mi>B</mi>
          </mrow>
          <mo fence="true" stretchy="false">‖</mo>
        </mrow>
      </mrow>
    </mfrac>
    <annotation encoding="StarMath 5.0">A cdot B over { ldline A rdline ldline B rdline }</annotation>
  </semantics>
</math>
</file>

<file path=Object 2/content.xml><?xml version="1.0" encoding="utf-8"?>
<math xmlns="http://www.w3.org/1998/Math/MathML" display="block">
  <semantics>
    <mrow>
      <mo fence="true" stretchy="false">‖</mo>
      <mrow>
        <mi>B</mi>
      </mrow>
      <mo fence="true" stretchy="false">‖</mo>
    </mrow>
    <annotation encoding="StarMath 5.0">ldline B rdline</annotation>
  </semantics>
</math>
</file>

<file path=Object 3/content.xml><?xml version="1.0" encoding="utf-8"?>
<math xmlns="http://www.w3.org/1998/Math/MathML" display="block">
  <semantics>
    <mfrac>
      <mrow>
        <mi>A</mi>
        <mo stretchy="false">⋅</mo>
        <mi>B</mi>
      </mrow>
      <mrow>
        <mrow>
          <mo fence="true" stretchy="false">‖</mo>
          <mrow>
            <mi>A</mi>
          </mrow>
          <mo fence="true" stretchy="false">‖</mo>
        </mrow>
        <msup>
          <mrow>
            <mo fence="true" stretchy="false">‖</mo>
            <mrow>
              <mi>B</mi>
            </mrow>
            <mo fence="true" stretchy="false">‖</mo>
          </mrow>
          <mn>0,7</mn>
        </msup>
      </mrow>
    </mfrac>
    <annotation encoding="StarMath 5.0">A cdot B over { ldline A rdline {ldline B rdline}^{0,7}}</annotation>
  </semantics>
</math>
</file>